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5ae5" officeooo:paragraph-rsid="000c5ae5"/>
    </style:style>
    <style:style style:name="P2" style:family="paragraph" style:parent-style-name="Standard">
      <style:text-properties officeooo:rsid="000db98d" officeooo:paragraph-rsid="000db98d"/>
    </style:style>
    <style:style style:name="P3" style:family="paragraph" style:parent-style-name="Standard">
      <style:text-properties officeooo:rsid="000ebc48" officeooo:paragraph-rsid="000ebc48"/>
    </style:style>
    <style:style style:name="P4" style:family="paragraph" style:parent-style-name="Standard">
      <style:text-properties officeooo:rsid="0010487c" officeooo:paragraph-rsid="0010487c"/>
    </style:style>
    <style:style style:name="P5" style:family="paragraph" style:parent-style-name="Standard">
      <style:text-properties officeooo:rsid="001413d6" officeooo:paragraph-rsid="001413d6"/>
    </style:style>
    <style:style style:name="P6" style:family="paragraph" style:parent-style-name="Standard">
      <style:text-properties officeooo:rsid="00152e34" officeooo:paragraph-rsid="00152e34"/>
    </style:style>
    <style:style style:name="P7" style:family="paragraph" style:parent-style-name="Standard">
      <style:text-properties officeooo:rsid="0016a0f6" officeooo:paragraph-rsid="0016a0f6"/>
    </style:style>
    <style:style style:name="P8" style:family="paragraph" style:parent-style-name="Standard">
      <style:text-properties officeooo:rsid="000c5ae5" officeooo:paragraph-rsid="000c5ae5"/>
    </style:style>
    <style:style style:name="P9" style:family="paragraph" style:parent-style-name="Standard">
      <style:text-properties officeooo:rsid="001a54a0" officeooo:paragraph-rsid="001a54a0"/>
    </style:style>
    <style:style style:name="T1" style:family="text">
      <style:text-properties officeooo:rsid="000db98d"/>
    </style:style>
    <style:style style:name="T2" style:family="text">
      <style:text-properties officeooo:rsid="00120410"/>
    </style:style>
    <style:style style:name="T3" style:family="text">
      <style:text-properties officeooo:rsid="0016dc94"/>
    </style:style>
    <style:style style:name="T4" style:family="text">
      <style:text-properties officeooo:rsid="001b5f0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aiku:<text:tab/>Pain, sweat, tears; can’t mend.</text:p>
      <text:p text:style-name="P9"><text:tab/>Compiler <text:span text:style-name="T4">slays hearts of men</text:span>.</text:p>
      <text:p text:style-name="P9"><text:tab/>Such a tragic end.</text:p>
      <text:p text:style-name="P1"/>
      <text:p text:style-name="P1">My compiler uses “lurching-towards-dragon” as a starting point. <text:span text:style-name="T1">Its semantics are nearly fully completed. The only thing that it cannot handle is a dangling else. It throws a syntax error (it is generates a shift reduce conflict). There is a known bug that when using arrays inside function arguments, sometimes the compiler will give a semantic error claiming that two different types are being used together. On the other hand, the internal tree is still correct when this occurs. There is also another known error where the compiler segmentation faults when you put a procedure inside a function. Everything else seems to be implemented to specifications. There is even the extra feature of having both for and while loops. These are translated into the equivalent while loops.</text:span></text:p>
      <text:p text:style-name="P1"/>
      <text:p text:style-name="P2">As for code generation, the operators are all completed (addop, mulop, relop, and assignop). It can also handle integer storage and use. The write procedure works perfectly with integers. The read procedure does not work, but works correctly by changing one value in the assembly. It is the value when you try to get what you read. This is probably due to the difference in size; all of the integers are 32 bit and the returning scanf value is 64 bits. </text:p>
      <text:p text:style-name="P2"/>
      <text:p text:style-name="P3">There are only three things that looks structurally different from the original project. First, each tree struct and node structure has a type and an effective type. The type describes what the struct actually is while the effective type describes what the struct will evaluate to. So for example, an assignment operator with two integer children will have an type of assignment operator and an effective type of integer. This also allows for easy type checking because if the types do not match (and are not special, such as linking structs) then there is a type error. </text:p>
      <text:p text:style-name="P3"/>
      <text:p text:style-name="P4">The second thing different is the inclusion of a types data structure. This is just use<text:span text:style-name="T2">d</text:span> by functions <text:span text:style-name="T2">and procedures</text:span> <text:span text:style-name="T2">to keep track of their arguments and the expression list needed to generate them. It is what is used for checking the argument types and number of arguments.</text:span></text:p>
      <text:p text:style-name="P4"/>
      <text:p text:style-name="P5">The final major difference is the inclusion of a new reference type. This is used for pointer referencing and dereferencing. This is used for the Free Will project.</text:p>
      <text:p text:style-name="P5"/>
      <text:p text:style-name="P6">It is normally able to run all of the semantic tests except for the testing file “t3-3.p” provided. If the current iteration cannot then the online version of the repository can.</text:p>
      <text:p text:style-name="P6"/>
      <text:p text:style-name="P7">In order to <text:span text:style-name="T3">use</text:span> the compiler run these commands in a terminal:</text:p>
      <text:p text:style-name="P7"><text:tab/>make clean; make<text:tab/><text:tab/><text:tab/>(make the project)</text:p>
      <text:p text:style-name="P7"><text:tab/>./mypc &lt; [input<text:span text:style-name="T3">Code</text:span>.p]<text:tab/><text:tab/>(generates to assembly level)</text:p>
      <text:p text:style-name="P7"><text:tab/>gcc indsa.s<text:tab/><text:tab/><text:tab/><text:tab/>(generates binary)</text:p>
      <text:p text:style-name="P7"><text:tab/>./a.out<text:tab/><text:tab/><text:tab/><text:tab/><text:tab/>(runs new bi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14:12:24.697865128</meta:creation-date>
    <meta:generator>LibreOffice/5.1.6.2$Linux_X86_64 LibreOffice_project/10m0$Build-2</meta:generator>
    <dc:date>2017-05-10T15:24:12.075026337</dc:date>
    <meta:editing-duration>PT22M8S</meta:editing-duration>
    <meta:editing-cycles>9</meta:editing-cycles>
    <meta:document-statistic meta:table-count="0" meta:image-count="0" meta:object-count="0" meta:page-count="1" meta:paragraph-count="14" meta:word-count="460" meta:character-count="2725" meta:non-whitespace-character-count="2261"/>
  </office:meta>
</office:document-meta>
</file>